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776b8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972dc"/>
    </style:style>
    <style:style style:name="P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76b8" style:text-blinking="false" fo:background-color="transparent" style:font-size-asian="12pt" style:font-size-complex="12p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itulo">
      <style:text-properties fo:font-variant="normal" fo:text-transform="none"/>
    </style:style>
    <style:style style:name="P8" style:family="paragraph" style:parent-style-name="Standard">
      <style:text-properties fo:font-variant="normal" fo:text-transform="none" fo:color="#336633" loext:opacity="100%" style:font-name="Calibri" fo:font-size="24pt" fo:font-weight="normal" style:font-size-asian="24pt" style:font-weight-asian="normal" style:font-size-complex="24pt" style:font-weight-complex="normal"/>
    </style:style>
    <style:style style:name="P9" style:family="paragraph" style:parent-style-name="Text_20_body">
      <style:text-properties fo:color="#336633" loext:opacity="100%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bold" officeooo:paragraph-rsid="001972dc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weight="bold" officeooo:paragraph-rsid="001ceadc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972d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ad99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ceadc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1ad99e" officeooo:paragraph-rsid="001ad99e" style:font-weight-asian="normal" style:font-weight-complex="normal"/>
    </style:style>
    <style:style style:name="P17" style:family="paragraph" style:parent-style-name="Text_20_body">
      <style:text-properties officeooo:paragraph-rsid="001685d5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1ad99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ad99e" officeooo:paragraph-rsid="001ceadc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ceadc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Calibri1" fo:font-size="12pt" officeooo:rsid="001685d5" officeooo:paragraph-rsid="001cead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1ceadc" officeooo:paragraph-rsid="001ceadc"/>
    </style:style>
    <style:style style:name="P23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text-transform="uppercase"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6" style:family="paragraph" style:parent-style-name="Standard">
      <style:text-properties style:font-name="Calibri" fo:font-size="12pt" style:font-size-asian="12pt" style:font-size-complex="12pt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8" style:family="paragraph" style:parent-style-name="Standard">
      <style:text-properties style:font-name="DejaVu Sans" fo:font-size="10pt" style:font-size-asian="10pt" style:font-size-complex="10pt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f3cbc" style:font-size-asian="12pt" style:font-size-complex="12pt"/>
    </style:style>
    <style:style style:name="P31" style:family="paragraph" style:parent-style-name="Standard">
      <style:text-properties style:font-name="Calibri" fo:font-size="12pt" officeooo:paragraph-rsid="001f3cbc" style:font-size-asian="12pt" style:font-size-complex="12pt"/>
    </style:style>
    <style:style style:name="P3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3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f3cbc"/>
    </style:style>
    <style:style style:name="P34" style:family="paragraph" style:parent-style-name="Standard" style:master-page-name="First_20_Page">
      <style:paragraph-properties style:page-number="auto"/>
      <style:text-properties officeooo:paragraph-rsid="001f3cbc"/>
    </style:style>
    <style:style style:name="P35" style:family="paragraph" style:parent-style-name="Standard">
      <style:text-properties officeooo:paragraph-rsid="001f3cbc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f3cbc" style:font-size-asian="24pt" style:font-weight-asian="bold" style:font-size-complex="24pt" style:font-weight-complex="bold"/>
    </style:style>
    <style:style style:name="P3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f3cbc" style:text-blinking="false" fo:background-color="transparent" loext:padding="0cm" loext:border="none"/>
    </style:style>
    <style:style style:name="P3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76b8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style:font-name="Calibri" fo:font-size="12pt" officeooo:rsid="001776b8" style:font-size-asian="12pt" style:font-size-complex="12pt"/>
    </style:style>
    <style:style style:name="T14" style:family="text">
      <style:text-properties officeooo:rsid="001685d5"/>
    </style:style>
    <style:style style:name="T15" style:family="text">
      <style:text-properties officeooo:rsid="001776b8"/>
    </style:style>
    <style:style style:name="T16" style:family="text">
      <style:text-properties officeooo:rsid="001b960d"/>
    </style:style>
    <style:style style:name="T17" style:family="text">
      <style:text-properties officeooo:rsid="001ceadc"/>
    </style:style>
    <style:style style:name="T18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9" style:family="text">
      <style:text-properties fo:color="#1155cc" loext:opacity="100%" style:text-underline-style="solid" style:text-underline-width="auto" style:text-underline-color="font-color"/>
    </style:style>
    <style:style style:name="T20" style:family="text">
      <style:text-properties officeooo:rsid="002332ea"/>
    </style:style>
    <style:style style:name="T21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3"/>
          <text:p text:style-name="P23"><text:user-field-get text:name="Modulo">Computer Systems</text:user-field-get></text:p>
          <text:p text:style-name="P23">CFGS DAW</text:p>
        </draw:text-box>
      </draw:frame>
      <text:p text:style-name="P34"/>
      <text:p text:style-name="P35"/>
      <text:p text:style-name="P35"/>
      <text:p text:style-name="P35"/>
      <text:p text:style-name="P36"><text:span text:style-name="T8">Computer Systems – </text:span><text:span text:style-name="T9">Activities 1</text:span><text:span text:style-name="T10"><text:line-break/></text:span><text:span text:style-name="T11">UD 02. </text:span><text:span text:style-name="T18"><text:user-field-get text:name="Tema">Functional elements of a computer</text:user-field-get></text:span></text:p>
      <text:p text:style-name="P37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8"><text:s/>Sergio García / Alfredo Oltra</text:p>
      <text:p text:style-name="P3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9">s</text:span></text:a></text:p>
      <text:p text:style-name="P33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39">20<text:span text:style-name="T20">22</text:span>/20<text:span text:style-name="T21">2</text:span><text:span text:style-name="T20">3</text:span></text:p>
      <text:p text:style-name="P30"><text:tab/><text:tab/><text:tab/><text:tab/><text:tab/><text:tab/><text:tab/><text:tab/><text:tab/><text:tab/>Versión:<text:date style:data-style-name="N104" text:date-value="2022-06-01T11:44:28.932000221">220601</text:date>.<text:time style:data-style-name="N105" text:time-value="2022-06-01T11:44:28.932000221">1144</text:time></text:p>
      <text:p text:style-name="P31"/>
      <text:p text:style-name="P31"/>
      <text:p text:style-name="P31"/>
      <text:p text:style-name="P9"><text:soft-page-break/>Licencia</text:p>
      <text:p text:style-name="Standard"/>
      <text:p text:style-name="P27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p text:style-name="Standard"/>
      <text:p text:style-name="Standard"/>
      <text:p text:style-name="Standard"/>
      <text:p text:style-name="P29"/>
      <text:p text:style-name="Standard"/>
      <text:p text:style-name="Titulo">UD0<text:user-field-get text:name="NumeroTema">2</text:user-field-get>. <text:user-field-get text:name="Tema">Functional elements of a computer</text:user-field-get></text:p>
      <text:p text:style-name="P7">Activities-<text:span text:style-name="T15">1</text:span></text:p>
      <text:p text:style-name="Titulo"/>
      <text:p text:style-name="P11">(<text:span text:style-name="T15">Exercise </text:span>1) </text:p>
      <text:p text:style-name="P13">Investigate the “Harvard modified architecture”.</text:p>
      <text:p text:style-name="P13">You can obtain information in</text:p>
      <text:p text:style-name="P3"><text:a xlink:type="simple" xlink:href="https://en.wikipedia.org/wiki/Modified_Harvard_architecture" text:style-name="Internet_20_link" text:visited-style-name="Visited_20_Internet_20_Link"><text:span text:style-name="T14">https://en.wikipedia.org/wiki/Modified_Harvard_architecture</text:span></text:a></text:p>
      <text:p text:style-name="P13"/>
      <text:p text:style-name="P16"><text:span text:style-name="T14">P</text:span>ost the main differences with “Von Neumann architecture” in the forum and discuss them with your classmates.</text:p>
      <text:p text:style-name="P17"/>
      <text:p text:style-name="P11">(<text:span text:style-name="T15">Exercise </text:span>2) </text:p>
      <text:p text:style-name="P13">Summarize how “Von Neumann architecture” works.</text:p>
      <text:p text:style-name="P17"/>
      <text:p text:style-name="P18"><text:span text:style-name="T4">(</text:span><text:span text:style-name="T5">Exercise 3</text:span><text:span text:style-name="T4">) </text:span></text:p>
      <text:p text:style-name="P14">Summarize the instruction cycle.</text:p>
      <text:p text:style-name="P17"/>
      <text:p text:style-name="P12">(<text:span text:style-name="T15">Exercise 4</text:span>) </text:p>
      <text:p text:style-name="P15">Try to find 2 samples of CISC CPUs and 2 samples of RISC CPUs.</text:p>
      <text:p text:style-name="P19">Share <text:span text:style-name="T16">them</text:span> in the forum and discuss them with your classmates.</text:p>
      <text:p text:style-name="P20"/>
      <text:p text:style-name="P12">(<text:span text:style-name="T15">Exercise 5</text:span>) </text:p>
      <text:p text:style-name="P21">F<text:span text:style-name="T17">ollow this tutorial </text:span><text:a xlink:type="simple" xlink:href="https://sites.google.com/site/kotukotuzimiti/" text:style-name="Internet_20_link" text:visited-style-name="Visited_20_Internet_20_Link"><text:span text:style-name="T17">https://sites.google.com/site/kotukotuzimiti/</text:span></text:a><text:span text:style-name="T17"> in order to understand how a 2 bit fictitious computer works. Share your solutions and ask your doubts using forum.</text:span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3H56M12S</meta:editing-duration>
    <meta:editing-cycles>19</meta:editing-cycles>
    <meta:generator>LibreOffice/7.3.2.2$Windows_X86_64 LibreOffice_project/49f2b1bff42cfccbd8f788c8dc32c1c309559be0</meta:generator>
    <dc:title>Plantilla CEED</dc:title>
    <meta:initial-creator>Alfredo Oltra Orengo</meta:initial-creator>
    <dc:date>2022-06-01T11:44:28.745000000</dc:date>
    <meta:document-statistic meta:table-count="0" meta:image-count="2" meta:object-count="0" meta:page-count="3" meta:paragraph-count="36" meta:word-count="215" meta:character-count="1534" meta:non-whitespace-character-count="1328"/>
  </office:meta>
</office:document-meta>
</file>